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Normal">
      <style:table-cell-properties fo:background-color="#c0ffc0"/>
    </style:style>
    <style:style style:name="ce117" style:family="table-cell" style:parent-style-name="Integer">
      <style:table-cell-properties fo:background-color="#ffffff"/>
      <style:map style:condition="cell-content()=0" style:apply-style-name="" style:base-cell-address="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1-11-17T08:01:19" calcext:value-type="date">
            <text:p>2021-11-17 08:01:19</text:p>
          </table:table-cell>
          <table:table-cell table:style-name="ce22" office:value-type="date" office:date-value="2021-11-17" calcext:value-type="date">
            <text:p>2021-11-17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08H01M19S" calcext:value-type="time">
            <text:p>08:01:19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1-11-17T08:01:19" calcext:value-type="date">
            <text:p>2021-11-17 08:01:19</text:p>
          </table:table-cell>
          <table:table-cell table:style-name="ce23" office:value-type="date" office:date-value="2021-11-17" calcext:value-type="date">
            <text:p>2021-11-17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0H01M19S" calcext:value-type="time">
            <text:p>20:01:19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1-11-17T08:01:19" calcext:value-type="date">
            <text:p>2021-11-17 08:01:19</text:p>
          </table:table-cell>
          <table:table-cell table:style-name="ce24" office:value-type="date" office:date-value="2021-11-17" calcext:value-type="date">
            <text:p>2021-11-17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08H01M19S" calcext:value-type="time">
            <text:p>08:01:19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1-11-17T08:01:19" calcext:value-type="date">
            <text:p>2021-11-17 08:01:19</text:p>
          </table:table-cell>
          <table:table-cell table:style-name="ce25" office:value-type="date" office:date-value="2021-11-17" calcext:value-type="date">
            <text:p>2021-11-17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0H01M19S" calcext:value-type="time">
            <text:p>20:01:19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1-11-17T08:01:19" calcext:value-type="date">
            <text:p>2021-11-17 08:01:19</text:p>
          </table:table-cell>
          <table:table-cell table:style-name="ce26" office:value-type="date" office:date-value="2021-11-17" calcext:value-type="date">
            <text:p>2021-11-17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08H01M19S" calcext:value-type="time">
            <text:p>08:01:19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1-11-17T08:01:19" calcext:value-type="date">
            <text:p>2021-11-17 08:01:19</text:p>
          </table:table-cell>
          <table:table-cell table:style-name="ce27" office:value-type="date" office:date-value="2021-11-17" calcext:value-type="date">
            <text:p>2021-11-17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0H01M19S" calcext:value-type="time">
            <text:p>20:01:19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1-11-17T08:01:19" calcext:value-type="date">
            <text:p>2021-11-17 08:01:19</text:p>
          </table:table-cell>
          <table:table-cell table:style-name="ce28" office:value-type="date" office:date-value="2021-11-17" calcext:value-type="date">
            <text:p>2021-11-17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08H01M19S" calcext:value-type="time">
            <text:p>08:01:19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1-11-17T08:01:19" calcext:value-type="date">
            <text:p>2021-11-17 08:01:19</text:p>
          </table:table-cell>
          <table:table-cell table:style-name="ce29" office:value-type="date" office:date-value="2021-11-17" calcext:value-type="date">
            <text:p>2021-11-17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0H01M19S" calcext:value-type="time">
            <text:p>20:01:19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1-11-17T08:01:19" calcext:value-type="date">
            <text:p>2021-11-17 08:01:19</text:p>
          </table:table-cell>
          <table:table-cell table:style-name="ce30" office:value-type="date" office:date-value="2021-11-17" calcext:value-type="date">
            <text:p>2021-11-17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08H01M19S" calcext:value-type="time">
            <text:p>08:01:19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1-11-17T08:01:19" calcext:value-type="date">
            <text:p>2021-11-17 08:01:19</text:p>
          </table:table-cell>
          <table:table-cell table:style-name="ce31" office:value-type="date" office:date-value="2021-11-17" calcext:value-type="date">
            <text:p>2021-11-17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0H01M19S" calcext:value-type="time">
            <text:p>20:01:19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1-11-17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12005" calcext:value-type="float">
            <text:p>12.00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031" calcext:value-type="float">
            <text:p>1.031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0421" calcext:value-type="float">
            <text:p>20.421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33424" calcext:value-type="float">
            <text:p>33.424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33457" calcext:value-type="float">
            <text:p>33.45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7:.C37])" office:value-type="float" office:value="10100" calcext:value-type="float">
            <text:p>10.100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8:.C38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7:.B38])" office:value-type="float" office:value="10100" calcext:value-type="float">
            <text:p>10.100</text:p>
          </table:table-cell>
          <table:table-cell table:style-name="ce35" table:formula="of:=SUM([.C37:.C38])" office:value-type="float" office:value="120" calcext:value-type="float">
            <text:p>120</text:p>
          </table:table-cell>
          <table:table-cell table:style-name="ce35" table:formula="of:=SUM([.B39:.C39])" office:value-type="float" office:value="10220" calcext:value-type="float">
            <text:p>10.220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117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117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117" office:value-type="float" office:value="5" calcext:value-type="float">
            <text:p>5</text:p>
          </table:table-cell>
          <table:table-cell table:number-columns-repeated="8"/>
        </table:table-row>
        <calcext:conditional-formats>
          <calcext:conditional-format calcext:target-range-address="Helpers.A41:Helpers.A46">
            <calcext:condition calcext:apply-style-name="" calcext:value="=0" calcext:base-cell-address=""/>
          </calcext:conditional-format>
        </calcext:conditional-formats>
      </table:table>
      <table:table table:name="Sort" table:style-name="ta1">
        <table:table-column table:style-name="co5" table:number-columns-repeated="3" table:default-cell-style-name="ce40"/>
        <table:table-row table:style-name="ro1">
          <table:table-cell table:style-name="ce1" office:value-type="string" calcext:value-type="string">
            <text:p>Unsorted</text:p>
          </table:table-cell>
          <table:table-cell table:style-name="ce1" office:value-type="string" calcext:value-type="string">
            <text:p>Sorted ASC</text:p>
          </table:table-cell>
          <table:table-cell table:style-name="ce1" office:value-type="string" calcext:value-type="string">
            <text:p>Sorted DESC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named-expressions>
        <table:named-range table:name="MYNAME" table:base-cell-address="$Styles.$A$1" table:cell-range-address=".A1"/>
      </table:named-expressions>
      <table:database-ranges>
        <table:database-range table:name="__Anonymous_Sheet_DB__2" table:target-range-address="Sort.C2:Sort.C10" table:contains-header="false">
          <table:sort table:case-sensitive="true"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 style:data-style-name="N2" text:time-value="08:01:18.2853286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7T08:01:17</meta:creation-date>
    <meta:generator>LibreOffice/7.1.7.2$Linux_X86_64 LibreOffice_project/10$Build-2</meta:generator>
    <meta:editing-duration>PT1S</meta:editing-duration>
    <meta:editing-cycles>2</meta:editing-cycles>
    <meta:initial-creator>Turulomio</meta:initial-creator>
    <dc:description>This file have been generated with UnoGenerator-0.13.0. You can see UnoGenerator main page in http://github.com/turulomio/unogenerator</dc:description>
    <dc:subject>Demostración de la clase ODS</dc:subject>
    <meta:keyword>unogenerator</meta:keyword>
    <meta:keyword>demo</meta:keyword>
    <meta:keyword>files</meta:keyword>
    <dc:date>2021-11-17T08:01:20.175280708</dc:date>
    <dc:title>Ejemplo ODS con UnoGenerator</dc:title>
    <meta:document-statistic meta:table-count="3" meta:cell-count="250" meta:object-count="0"/>
  </office:meta>
</office:document-meta>
</file>